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2000003C7DE325C50D91C0CCF.png" manifest:media-type="image/png"/>
  <manifest:file-entry manifest:full-path="Pictures/1000020100000303000003E91F3234D5BD3DFDA7.png" manifest:media-type="image/png"/>
  <manifest:file-entry manifest:full-path="Pictures/10000201000003160000041B9F0061430FB4BBA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8in" svg:stroke-color="#111111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paragraph" svg:width="6.6929in" svg:height="8.6898in" draw:z-index="1"><draw:image xlink:href="Pictures/1000020100000303000003E91F3234D5BD3DFDA7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Image2" text:anchor-type="paragraph" svg:width="6.6929in" svg:height="8.9043in" draw:z-index="2"><draw:image xlink:href="Pictures/10000201000003160000041B9F0061430FB4BBA0.png" xlink:type="simple" xlink:show="embed" xlink:actuate="onLoad" loext:mime-type="image/png"/></draw:frame></text:p>
      <text:p text:style-name="Standard"><draw:line text:anchor-type="paragraph" draw:z-index="0" draw:name="Shape1" draw:style-name="gr1" draw:text-style-name="P1" svg:x1="6.9236in" svg:y1="4.8583in" svg:x2="6.9236in" svg:y2="5.2673in"><text:p/></draw:line></text:p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6.6929in" svg:height="8.7693in" draw:z-index="3"><draw:image xlink:href="Pictures/10000201000002E2000003C7DE325C50D91C0C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9T13:35:43.839050102</meta:creation-date>
    <dc:date>2020-05-20T10:29:11.849562503</dc:date>
    <meta:editing-duration>PT3M59S</meta:editing-duration>
    <meta:editing-cycles>2</meta:editing-cycles>
    <meta:generator>LibreOffice/6.3.5.2$Linux_X86_64 LibreOffice_project/dd0751754f11728f69b42ee2af66670068624673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